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arial, sans-serif"/>
    <style:font-face style:name="Source Sans Pro" svg:font-family="'Source Sans Pr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e288" officeooo:paragraph-rsid="000c9593"/>
    </style:style>
    <style:style style:name="P2" style:family="paragraph" style:parent-style-name="Standard">
      <style:text-properties officeooo:rsid="001ce288" officeooo:paragraph-rsid="000e90a5"/>
    </style:style>
    <style:style style:name="P3" style:family="paragraph" style:parent-style-name="Standard">
      <style:text-properties officeooo:rsid="001ce288" officeooo:paragraph-rsid="00138ec4"/>
    </style:style>
    <style:style style:name="P4" style:family="paragraph" style:parent-style-name="Standard">
      <style:text-properties officeooo:rsid="001ce288" officeooo:paragraph-rsid="0014ddb8"/>
    </style:style>
    <style:style style:name="P5" style:family="paragraph" style:parent-style-name="Standard">
      <style:text-properties officeooo:rsid="001ce288" officeooo:paragraph-rsid="0017df3e"/>
    </style:style>
    <style:style style:name="P6" style:family="paragraph" style:parent-style-name="Standard">
      <style:text-properties officeooo:rsid="001ce288" officeooo:paragraph-rsid="0019410a"/>
    </style:style>
    <style:style style:name="P7" style:family="paragraph" style:parent-style-name="Standard">
      <style:text-properties officeooo:rsid="001ce288" officeooo:paragraph-rsid="001ae6a8"/>
    </style:style>
    <style:style style:name="P8" style:family="paragraph" style:parent-style-name="Standard">
      <style:text-properties officeooo:rsid="001ce288" officeooo:paragraph-rsid="001cbf67"/>
    </style:style>
    <style:style style:name="P9" style:family="paragraph" style:parent-style-name="Standard">
      <style:text-properties officeooo:rsid="001ce288" officeooo:paragraph-rsid="001e1040"/>
    </style:style>
    <style:style style:name="P10" style:family="paragraph" style:parent-style-name="Standard">
      <style:text-properties officeooo:rsid="001ce288" officeooo:paragraph-rsid="001ea433"/>
    </style:style>
    <style:style style:name="T1" style:family="text">
      <style:text-properties fo:color="#111111" style:font-name="Source Sans Pro" fo:font-size="12pt" fo:letter-spacing="normal" fo:font-weight="normal"/>
    </style:style>
    <style:style style:name="T2" style:family="text">
      <style:text-properties fo:color="#111111" style:font-name="Source Sans Pro" fo:font-size="12pt" fo:letter-spacing="normal" fo:font-style="normal" fo:font-weight="normal" officeooo:rsid="000e90a5" style:font-style-asian="normal" style:font-style-complex="normal"/>
    </style:style>
    <style:style style:name="T3" style:family="text">
      <style:text-properties fo:color="#111111" style:font-name="Source Sans Pro" fo:font-size="12pt" fo:letter-spacing="normal" fo:font-style="normal" fo:font-weight="normal" officeooo:rsid="000f52a5" style:font-style-asian="normal" style:font-style-complex="normal"/>
    </style:style>
    <style:style style:name="T4" style:family="text">
      <style:text-properties fo:color="#111111" style:font-name="Source Sans Pro" fo:font-size="12pt" fo:letter-spacing="normal" fo:font-style="normal" fo:font-weight="normal" officeooo:rsid="00114f22" style:font-style-asian="normal" style:font-style-complex="normal"/>
    </style:style>
    <style:style style:name="T5" style:family="text">
      <style:text-properties fo:color="#111111" style:font-name="Source Sans Pro" fo:font-size="12pt" fo:letter-spacing="normal" fo:font-style="normal" fo:font-weight="normal" officeooo:rsid="0012bf47" style:font-style-asian="normal" style:font-style-complex="normal"/>
    </style:style>
    <style:style style:name="T6" style:family="text">
      <style:text-properties fo:color="#111111" style:font-name="Source Sans Pro" fo:font-size="12pt" fo:letter-spacing="normal" fo:font-style="normal" fo:font-weight="normal" officeooo:rsid="00138ec4" style:font-style-asian="normal" style:font-style-complex="normal"/>
    </style:style>
    <style:style style:name="T7" style:family="text">
      <style:text-properties fo:color="#111111" style:font-name="Source Sans Pro" fo:font-size="12pt" fo:letter-spacing="normal" fo:font-style="normal" fo:font-weight="normal" officeooo:rsid="0016d314" style:font-style-asian="normal" style:font-style-complex="normal"/>
    </style:style>
    <style:style style:name="T8" style:family="text">
      <style:text-properties fo:color="#111111" style:font-name="Source Sans Pro" fo:font-size="12pt" fo:letter-spacing="normal" fo:font-style="normal" fo:font-weight="normal" officeooo:rsid="0017df3e" style:font-style-asian="normal" style:font-style-complex="normal"/>
    </style:style>
    <style:style style:name="T9" style:family="text">
      <style:text-properties fo:color="#111111" style:font-name="Source Sans Pro" fo:font-size="12pt" fo:letter-spacing="normal" fo:font-style="normal" fo:font-weight="normal" officeooo:rsid="0019410a" style:font-style-asian="normal" style:font-style-complex="normal"/>
    </style:style>
    <style:style style:name="T10" style:family="text">
      <style:text-properties fo:color="#111111" style:font-name="Source Sans Pro" fo:font-size="12pt" fo:letter-spacing="normal" fo:font-style="normal" fo:font-weight="normal" officeooo:rsid="001a0fce" style:font-style-asian="normal" style:font-style-complex="normal"/>
    </style:style>
    <style:style style:name="T11" style:family="text">
      <style:text-properties fo:color="#111111" style:font-name="Source Sans Pro" fo:font-size="12pt" fo:letter-spacing="normal" fo:font-style="normal" fo:font-weight="normal" officeooo:rsid="001ae6a8" style:font-style-asian="normal" style:font-style-complex="normal"/>
    </style:style>
    <style:style style:name="T12" style:family="text">
      <style:text-properties fo:color="#111111" style:font-name="Source Sans Pro" fo:font-size="12pt" fo:letter-spacing="normal" fo:font-style="normal" fo:font-weight="normal" officeooo:rsid="001cbf67" style:font-style-asian="normal" style:font-style-complex="normal"/>
    </style:style>
    <style:style style:name="T13" style:family="text">
      <style:text-properties fo:color="#111111" style:font-name="Source Sans Pro" fo:font-size="12pt" fo:letter-spacing="normal" fo:font-style="normal" fo:font-weight="normal" officeooo:rsid="001e1040" style:font-style-asian="normal" style:font-style-complex="normal"/>
    </style:style>
    <style:style style:name="T14" style:family="text">
      <style:text-properties fo:color="#111111" style:font-name="Source Sans Pro" fo:font-size="12pt" fo:letter-spacing="normal" fo:font-style="normal" fo:font-weight="normal" officeooo:rsid="001ea433" style:font-style-asian="normal" style:font-style-complex="normal"/>
    </style:style>
    <style:style style:name="T15" style:family="text">
      <style:text-properties fo:font-variant="normal" fo:text-transform="none" fo:color="#660099" style:font-name="Roboto" fo:font-size="13.5pt" fo:letter-spacing="normal" fo:font-style="normal" style:text-underline-style="solid" style:text-underline-width="auto" style:text-underline-color="font-color" fo:font-weight="normal" officeooo:rsid="00138ec4"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Emphasis"><text:span text:style-name="T1">Describe three different paths for your career and life. To prepare for them, what do you need to learn at Stanford as a Knight-Hennessy Scholar? </text:span></text:span></text:p>
      <text:p text:style-name="P1"><text:span text:style-name="Emphasis"><text:span text:style-name="T1"/></text:span></text:p>
      <text:p text:style-name="P1"><text:span text:style-name="Emphasis"><text:span text:style-name="T1">- Path 1: Becoming an knowledgeable enough to affect policy and make social change.</text:span></text:span></text:p>
      <text:p text:style-name="P1"><text:span text:style-name="Emphasis"><text:span text:style-name="T1"/></text:span></text:p>
      <text:p text:style-name="P1"><text:span text:style-name="Emphasis"><text:span text:style-name="T1">-Path 2: Become knowledgeable enough to be an expert in a scientific discipline. </text:span></text:span></text:p>
      <text:p text:style-name="P1"><text:span text:style-name="Emphasis"><text:span text:style-name="T1"/></text:span></text:p>
      <text:p text:style-name="P1"><text:span text:style-name="Emphasis"><text:span text:style-name="T1">- Path 3: Personal growth-mental, physical, social improvement.</text:span></text:span></text:p>
      <text:p text:style-name="P1"><text:span text:style-name="Emphasis"><text:span text:style-name="T1"/></text:span></text:p>
      <text:p text:style-name="P1"><text:span text:style-name="Emphasis"><text:span text:style-name="T1"/></text:span></text:p>
      <text:p text:style-name="P1"><text:span text:style-name="Emphasis"><text:span text:style-name="T1"/></text:span></text:p>
      <text:p text:style-name="P1"><text:span text:style-name="Emphasis"><text:span text:style-name="T1"/></text:span></text:p>
      <text:p text:style-name="P5"><text:span text:style-name="Emphasis"><text:span text:style-name="T2">As Steve Jobs said in the commencement, “</text:span></text:span><text:span text:style-name="Emphasis"><text:span text:style-name="T3">you can only connect the dots looking back”-</text:span></text:span><text:span text:style-name="Emphasis"><text:span text:style-name="T8">but that was the previous essay</text:span></text:span><text:span text:style-name="Emphasis"><text:span text:style-name="T3">. But perhaps its worth an attempt to look back and extrapolate forward. When I review my </text:span></text:span><text:span text:style-name="Emphasis"><text:span text:style-name="T4">academic progression I can see </text:span></text:span><text:span text:style-name="Emphasis"><text:span text:style-name="T5">my interest accumulate</text:span></text:span><text:span text:style-name="Emphasis"><text:span text:style-name="T4"> piece by piece. <text:s/></text:span></text:span><text:span text:style-name="Emphasis"><text:span text:style-name="T8">My first plan was to become a Biologist, because I was first exposed to a biology course. I then switched my focus to a degree in Bioengineering upon taking my first few math classes. Upon exposure to my first course in C++, I knew I wanted programming as a heavy focus in my curriculum so I obtained a degree in Bioinformatics, confident it was a natural confluence of my interest. But that was 2015 and I have since come to appreciate even more which paves two easy paths with the flexible expectation of where I see my life/ career </text:span></text:span><text:span text:style-name="Emphasis"><text:span text:style-name="T9">headed. </text:span></text:span></text:p>
      <text:p text:style-name="P5"><text:span text:style-name="Emphasis"><text:span text:style-name="T9"/></text:span></text:p>
      <text:p text:style-name="P7"><text:span text:style-name="Emphasis"><text:span text:style-name="T9">Since graduation in 2015 I have worked at the Salk Institute between the Plant Biology and Computational Neurobiology lab. I was excited for the job </text:span></text:span><text:span text:style-name="Emphasis"><text:span text:style-name="T10">but mostly to learn about algorithms and statistical modeling. I considered plants to be a nice medium for data analysis, but was mostly data agnostic. But as I read the plant literature I was happy to find plants were </text:span></text:span><text:span text:style-name="Emphasis"><text:span text:style-name="T11">much more interesting than I initially gave them credit for. I could write an essay on this alone, but they are much more dynamic in nature than as they appear. They don’t have eyes, but they can distinguish different wavelengths of the light spectrum. They don’t have brains but they know when another plant is next to them, or can communicate to that plant if they are being attacked by insects. They don’t have ears, but well they can’t hear so you can listen to your Mozart with your headphones on. </text:span></text:span></text:p>
      <text:p text:style-name="P7"><text:span text:style-name="Emphasis"><text:span text:style-name="T11"/></text:span></text:p>
      <text:p text:style-name="P7"><text:span text:style-name="Emphasis"><text:span text:style-name="T11"/></text:span></text:p>
      <text:p text:style-name="P8"><text:span text:style-name="Emphasis"><text:span text:style-name="T11">I have also come to be much more insecure about any recognizable future for our country and indeed our species. </text:span></text:span><text:span text:style-name="Emphasis"><text:span text:style-name="T12">I’m concerned about drastic changes to ecosystems and the unknowable consequences it could have, and I’m concerned about changing land dynamics that reduce or stagnate food production yield, particularly since we need to increase food production by xx% to feed a changing climate according to the UN. I can see in my future another dot, hopefully and I hope it is one that connects my current concern/ interest in plant science to my more knowledgeable future self. <text:s/></text:span></text:span></text:p>
      <text:p text:style-name="P8"><text:span text:style-name="Emphasis"><text:span text:style-name="T12"/></text:span></text:p>
      <text:p text:style-name="P8"><text:soft-page-break/><text:span text:style-name="Emphasis"><text:span text:style-name="T12">I’ve also changed my world view from a theorist to a pragmatist. While I believe studying plants and modeling their nature is interesting in its own right. But I feel we are in a time where if good policy doesn’t follow good science then there is no point at all. This will require </text:span></text:span><text:span text:style-name="Emphasis"><text:span text:style-name="T13">remarkable human collaborations from many different agencies all with environmental, social, and economical impacts in mind. This collaboration can take front on the scale of small endogenous communities, cities, states, countries, or international agencies of which I’m open minded. </text:span></text:span></text:p>
      <text:p text:style-name="P8"><text:span text:style-name="Emphasis"><text:span text:style-name="T13"/></text:span></text:p>
      <text:p text:style-name="P9"><text:span text:style-name="Emphasis"><text:span text:style-name="T13">So I see two fuzzy dots in my future, one in plant science </text:span></text:span><text:span text:style-name="Emphasis"><text:span text:style-name="T14">and using statistical tools to make predictive models of impacts of plants, the other to connect scientific knowledge to community and to join the necessary collaborative efforts that give the best possible outcomes for mitigating our risk. </text:span></text:span></text:p>
      <text:p text:style-name="P5"><text:span text:style-name="Emphasis"><text:span text:style-name="T9"/></text:span></text:p>
      <text:p text:style-name="P6"><text:span text:style-name="Emphasis"><text:span text:style-name="T9"/></text:span></text:p>
      <text:p text:style-name="P2"><text:span text:style-name="Emphasis"><text:span text:style-name="T5"/></text:span></text:p>
      <text:p text:style-name="P3"><text:span text:style-name="Emphasis"><text:span text:style-name="T6">The third path </text:span></text:span><text:span text:style-name="Emphasis"><text:span text:style-name="T14">is one of a well balanced life. I feel a strong devotion and commitment to work is necessary if your energy is focused at the right spot, but one must also make time to go slow, spend time with friends, enjoy your family, partake in outside activities and keep your mind, body, and personal transcendents sharp and optimal. </text:span></text:span></text:p>
      <text:p text:style-name="P3"><text:span text:style-name="Emphasis"><text:span text:style-name="T14"/></text:span></text:p>
      <text:p text:style-name="P10"><text:span text:style-name="Emphasis"><text:span text:style-name="T14">The fellowship of the </text:span></text:span></text:p>
      <text:p text:style-name="P3"><text:span text:style-name="Emphasis"><text:span text:style-name="T6"/></text:span></text:p>
      <text:p text:style-name="P3"><text:span text:style-name="Emphasis"><text:span text:style-name="T15"/></text:span></text:p>
      <text:p text:style-name="P3"><text:span text:style-name="Emphasis"><text:span text:style-name="T6"/></text:span></text:p>
      <text:p text:style-name="P3"><text:span text:style-name="Emphasis"><text:span text:style-name="T6"/></text:span></text:p>
      <text:p text:style-name="P4"><text:span text:style-name="Emphasis"><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arial, sans-serif"/>
    <style:font-face style:name="Source Sans Pro" svg:font-family="'Source Sans Pr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18:35:24.444270090</meta:creation-date>
    <dc:date>2017-09-26T17:45:05.957514348</dc:date>
    <meta:editing-duration>PT1H33M20S</meta:editing-duration>
    <meta:editing-cycles>5</meta:editing-cycles>
    <meta:generator>LibreOffice/5.1.6.2$Linux_X86_64 LibreOffice_project/10m0$Build-2</meta:generator>
    <meta:document-statistic meta:table-count="0" meta:image-count="0" meta:object-count="0" meta:page-count="2" meta:paragraph-count="11" meta:word-count="666" meta:character-count="3870" meta:non-whitespace-character-count="3204"/>
  </office:meta>
</office:document-meta>
</file>